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 2" svg:font-family="'Wingdings 2'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TimesNewRoman+1" svg:font-family="TimesNewRoman+1"/>
    <style:font-face style:name="TimesNewRoman,Bold+1" svg:font-family="'TimesNewRoman,Bold+1'"/>
    <style:font-face style:name="TimesNewRoman" svg:font-family="TimesNewRoman" style:font-family-generic="roman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Центрированный_20_текст" style:master-page-name="Standard">
      <style:text-properties style:use-window-font-color="true" fo:font-size="12pt" fo:language="ru" fo:country="RU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2" style:family="paragraph" style:parent-style-name="Центрированный_20_текст">
      <style:text-properties style:use-window-font-color="true" fo:font-size="12pt" fo:language="ru" fo:country="RU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3" style:family="paragraph" style:parent-style-name="Центрированный_20_текст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style:use-window-font-color="true" style:font-name="Times New Roman" fo:font-size="20pt" fo:language="ru" fo:country="RU" fo:font-weight="bold" style:font-name-asian="Times New Roman" style:font-size-asian="20pt" style:language-asian="zxx" style:country-asian="none" style:font-weight-asian="bold" style:font-name-complex="Times New Roman" style:font-size-complex="20pt" style:language-complex="ar" style:country-complex="SA" fo:hyphenate="false" fo:hyphenation-remain-char-count="2" fo:hyphenation-push-char-count="2"/>
    </style:style>
    <style:style style:name="P7" style:family="paragraph" style:parent-style-name="Standard">
      <style:paragraph-properties fo:margin-left="0.953cm" fo:margin-right="0cm" fo:text-indent="0cm" style:auto-text-indent="false"/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0.953cm" fo:margin-right="0cm" fo:text-indent="0cm" style:auto-text-indent="false"/>
    </style:style>
    <style:style style:name="P9" style:family="paragraph" style:parent-style-name="Standard">
      <style:paragraph-properties fo:margin-left="0.953cm" fo:margin-right="0cm" fo:text-indent="0cm" style:auto-text-indent="false"/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0" style:family="paragraph" style:parent-style-name="Центрированный_20_текст">
      <style:paragraph-properties fo:text-align="start" style:justify-single-word="false"/>
    </style:style>
    <style:style style:name="P11" style:family="paragraph" style:parent-style-name="Центрированный_20_текст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Heading_20_1" style:list-style-name="L1" style:master-page-name="">
      <style:paragraph-properties fo:margin-left="0cm" fo:margin-right="0cm" fo:margin-top="0.423cm" fo:margin-bottom="0.106cm" fo:text-align="start" style:justify-single-word="false" fo:orphans="2" fo:widows="2" fo:hyphenation-ladder-count="no-limit" fo:text-indent="0cm" style:auto-text-indent="false" fo:break-before="page" fo:background-color="transparent" fo:keep-with-next="always" style:writing-mode="lr-tb">
        <style:tab-stops/>
        <style:background-image/>
      </style:paragraph-properties>
      <style:text-properties style:use-window-font-color="true" style:font-name="Arial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P15" style:family="paragraph" style:parent-style-name="Text_20_body">
      <style:text-properties style:font-name="Times New Roman"/>
    </style:style>
    <style:style style:name="P16" style:family="paragraph" style:parent-style-name="Text_20_body">
      <style:paragraph-properties fo:margin-top="0cm" fo:margin-bottom="0.212cm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7" style:family="paragraph" style:parent-style-name="Text_20_body">
      <style:paragraph-properties fo:margin-top="0cm" fo:margin-bottom="0.212cm" fo:text-align="start" style:justify-single-word="false" fo:orphans="2" fo:widows="2" fo:hyphenation-ladder-count="no-limit" style:writing-mode="lr-tb"/>
      <style:text-properties fo:font-size="12pt" style:font-name-asian="TimesNewRoman" style:font-size-asian="12pt" style:font-name-complex="TimesNewRoman" style:font-size-complex="12pt" fo:hyphenate="false" fo:hyphenation-remain-char-count="2" fo:hyphenation-push-char-count="2"/>
    </style:style>
    <style:style style:name="P18" style:family="paragraph" style:parent-style-name="Heading_20_1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2">
      <style:paragraph-properties fo:margin-top="0cm" fo:margin-bottom="0.212cm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21" style:family="paragraph" style:parent-style-name="Text_20_body" style:list-style-name="L3"/>
    <style:style style:name="P22" style:family="paragraph" style:parent-style-name="Heading_20_1" style:list-style-name="L1">
      <style:paragraph-properties fo:margin-left="0cm" fo:margin-right="0cm" fo:margin-top="0.423cm" fo:margin-bottom="0.106cm" fo:text-align="start" style:justify-single-word="false" fo:text-indent="0cm" style:auto-text-indent="false" fo:background-color="transparent" fo:keep-with-next="always">
        <style:tab-stops>
          <style:tab-stop style:position="1.27cm"/>
        </style:tab-stops>
        <style:background-image/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23" style:family="paragraph" style:parent-style-name="Heading_20_2" style:list-style-name="L1"/>
    <style:style style:name="P24" style:family="paragraph" style:parent-style-name="Text_20_body_20_indent" style:list-style-name="L4"/>
    <style:style style:name="P25" style:family="paragraph" style:parent-style-name="Heading_20_2" style:list-style-name="L1" style:master-page-name="">
      <style:paragraph-properties fo:margin-left="0cm" fo:margin-right="0cm" fo:margin-top="0.423cm" fo:margin-bottom="0.212cm" fo:text-align="start" style:justify-single-word="false" fo:orphans="2" fo:widows="2" fo:hyphenation-ladder-count="no-limit" fo:text-indent="0cm" style:auto-text-indent="false" fo:background-color="transparent" style:shadow="none" fo:keep-with-next="always" style:writing-mode="lr-tb">
        <style:tab-stops/>
        <style:background-image/>
      </style:paragraph-properties>
      <style:text-properties style:use-window-font-color="true" style:font-name="Arial" fo:font-size="14pt" fo:language="ru" fo:country="RU" fo:font-style="italic" fo:font-weight="bold" style:font-name-asian="Lucida Sans Unicode1" style:font-size-asian="14pt" style:language-asian="zxx" style:country-asian="none" style:font-style-asian="italic" style:font-weight-asian="bold" style:font-name-complex="Tahoma1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26" style:family="paragraph" style:parent-style-name="Text_20_body_20_indent" style:list-style-name="L5"/>
    <style:style style:name="P27" style:family="paragraph" style:parent-style-name="Text_20_body_20_indent" style:list-style-name="L6"/>
    <style:style style:name="P28" style:family="paragraph" style:parent-style-name="Heading_20_1" style:list-style-name="L1">
      <style:paragraph-properties fo:margin-top="0.423cm" fo:margin-bottom="0.106cm" fo:text-align="start" style:justify-single-word="false" fo:background-color="transparent" fo:keep-with-next="always">
        <style:tab-stops>
          <style:tab-stop style:position="1.27cm"/>
        </style:tab-stops>
        <style:background-image/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29" style:family="paragraph" style:parent-style-name="Heading_20_1" style:list-style-name="L1">
      <style:paragraph-properties fo:margin-left="0cm" fo:margin-right="0cm" fo:margin-top="0.423cm" fo:margin-bottom="0.106cm" fo:text-align="start" style:justify-single-word="false" fo:orphans="2" fo:widows="2" fo:hyphenation-ladder-count="no-limit" fo:text-indent="0cm" style:auto-text-indent="false" fo:background-color="transparent" fo:keep-with-next="always" style:writing-mode="lr-tb">
        <style:tab-stops>
          <style:tab-stop style:position="1.27cm"/>
        </style:tab-stops>
        <style:background-image/>
      </style:paragraph-properties>
      <style:text-properties style:use-window-font-color="true" style:font-name="Arial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P30" style:family="paragraph" style:parent-style-name="Contents_20_1">
      <style:text-properties text:display="none"/>
    </style:style>
    <style:style style:name="P31" style:family="paragraph" style:parent-style-name="Contents_20_1" style:list-style-name="L7">
      <style:text-properties text:display="none"/>
    </style:style>
    <style:style style:name="P32" style:family="paragraph" style:parent-style-name="bibliography_20_listing">
      <style:paragraph-properties>
        <style:tab-stops>
          <style:tab-stop style:position="0.026cm"/>
        </style:tab-stops>
      </style:paragraph-properties>
    </style:style>
    <style:style style:name="P33" style:family="paragraph" style:parent-style-name="bibliography_20_listing">
      <style:paragraph-properties fo:margin-left="0.635cm" fo:margin-right="0cm" fo:margin-top="0cm" fo:margin-bottom="0.212cm" fo:text-align="start" style:justify-single-word="false" fo:orphans="2" fo:widows="2" fo:hyphenation-ladder-count="no-limit" fo:text-indent="-0.635cm" style:auto-text-indent="false" style:writing-mode="lr-tb">
        <style:tab-stops>
          <style:tab-stop style:position="0.026cm"/>
        </style:tab-stops>
      </style:paragraph-properties>
      <style:text-properties fo:hyphenate="false" fo:hyphenation-remain-char-count="2" fo:hyphenation-push-char-count="2"/>
    </style:style>
    <style:style style:name="P34" style:family="paragraph" style:parent-style-name="bibliography_20_listing">
      <style:paragraph-properties fo:margin-left="0.635cm" fo:margin-right="0cm" fo:margin-top="0cm" fo:margin-bottom="0.212cm" fo:text-align="start" style:justify-single-word="false" fo:orphans="2" fo:widows="2" fo:hyphenation-ladder-count="no-limit" fo:text-indent="-0.635cm" style:auto-text-indent="false" style:writing-mode="lr-tb">
        <style:tab-stops/>
      </style:paragraph-properties>
      <style:text-properties fo:hyphenate="false" fo:hyphenation-remain-char-count="2" fo:hyphenation-push-char-count="2"/>
    </style:style>
    <style:style style:name="T1" style:family="text"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Times New Roman" fo:font-size="20pt" fo:language="ru" fo:country="RU" fo:font-weight="bold" style:font-name-asian="Times New Roman" style:font-size-asian="20pt" style:language-asian="zxx" style:country-asian="none" style:font-weight-asian="bold" style:font-name-complex="Times New Roman" style:font-size-complex="20pt" style:language-complex="ar" style:country-complex="SA"/>
    </style:style>
    <style:style style:name="T3" style:family="text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Times New Roman" fo:language="ru" fo:country="RU" style:language-asian="zxx" style:country-asian="none" style:language-complex="ar" style:country-complex="SA"/>
    </style:style>
    <style:style style:name="T5" style:family="text"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ahoma2" style:font-size-complex="10pt" style:language-complex="ar" style:country-complex="SA"/>
    </style:style>
    <style:style style:name="T6" style:family="text">
      <style:text-properties style:use-window-font-color="true" style:font-name="Times New Roman" fo:font-size="12pt" fo:language="ru" fo:country="RU" fo:font-weight="normal" style:font-name-asian="Times New Roman" style:font-size-asian="12pt" style:language-asian="zxx" style:country-asian="none" style:font-weight-asian="normal" style:font-name-complex="Tahoma2" style:font-size-complex="10pt" style:language-complex="ar" style:country-complex="SA" style:font-weight-complex="normal"/>
    </style:style>
    <style:style style:name="T7" style:family="text">
      <style:text-properties fo:language="ru" fo:country="RU" style:language-asian="zxx" style:country-asian="none" style:language-complex="ar" style:country-complex="SA"/>
    </style:style>
    <style:style style:name="T8" style:family="text">
      <style:text-properties style:font-name="TimesNewRoman,Bold+1" fo:font-weight="normal" style:font-name-asian="TimesNewRoman,Bold+1" style:font-weight-asian="normal" style:font-name-complex="TimesNewRoman,Bold+1" style:font-weight-complex="normal"/>
    </style:style>
    <style:style style:name="T9" style:family="text">
      <style:text-properties style:font-name="TimesNewRoman,Bold+1" fo:font-weight="bold" style:font-name-asian="TimesNewRoman,Bold+1" style:font-weight-asian="bold" style:font-name-complex="TimesNewRoman,Bold+1" style:font-weight-complex="bold"/>
    </style:style>
    <style:style style:name="T10" style:family="text">
      <style:text-properties style:font-name="TimesNewRoman+1" style:font-name-asian="TimesNewRoman+1" style:font-name-complex="TimesNewRoman+1"/>
    </style:style>
    <style:style style:name="T11" style:family="text">
      <style:text-properties style:use-window-font-color="true" fo:language="ru" fo:country="RU" style:language-asian="zxx" style:country-asian="none" style:language-complex="ar" style:country-complex="SA"/>
    </style:style>
    <style:style style:name="T12" style:family="text">
      <style:text-properties style:use-window-font-color="true" style:font-name="TimesNewRoman" fo:font-size="12pt" fo:language="ru" fo:country="RU" style:font-name-asian="TimesNewRoman" style:font-size-asian="12pt" style:language-asian="zxx" style:country-asian="none" style:font-name-complex="TimesNewRoman" style:font-size-complex="12pt" style:language-complex="ar" style:country-complex="SA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suffix="." style:num-format="1">
        <style:list-level-properties text:space-before="0.635cm" text:min-label-width="0.635cm" text:min-label-distance="0.101cm"/>
      </text:list-level-style-number>
      <text:list-level-style-number text:level="2" style:num-suffix="." style:num-format="1" text:display-levels="2">
        <style:list-level-properties text:space-before="1.27cm" text:min-label-width="0.635cm" text:min-label-distance="0.101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format="1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анкт-Петербургский Государственный Университет</text:p>
      <text:p text:style-name="P2">Математико-механический факультет</text:p>
      <text:p text:style-name="P3"/>
      <text:p text:style-name="Центрированный_20_текст">Кафедра информатики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5"><text:span text:style-name="T1"><text:line-break/></text:span><text:span text:style-name="T2">Разработка системы визуального проектирования документации</text:span></text:p>
      <text:p text:style-name="P6"><text:tab/>семейств программных продуктов</text:p>
      <text:p text:style-name="Standard"/>
      <text:p text:style-name="Standard"/>
      <text:p text:style-name="Центрированный_20_текст">Дипломная работа студента 542 <text:s/>группы<text:line-break/>Семёнова Алексея Александровича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Научный руководитель<text:tab/> <text:s text:c="11"/>………………<text:tab/>&lt;И.О. Фамилия&gt;</text:p>
      <text:p text:style-name="P8"><text:span text:style-name="T1">&lt;должность, звание</text:span><text:span text:style-name="T3">&gt;</text:span><text:span text:style-name="T1"><text:tab/><text:tab/> <text:s/>/ подпись /</text:span></text:p>
      <text:p text:style-name="P7"/>
      <text:p text:style-name="P7">Рецензент<text:tab/><text:tab/><text:tab/> <text:s text:c="8"/><text:tab/>………………<text:tab/>&lt;И.О. Фамилия&gt;</text:p>
      <text:p text:style-name="P7">&lt;должность, звание&gt;<text:tab/><text:tab/> <text:s/>/ подпись /</text:p>
      <text:p text:style-name="P9"/>
      <text:p text:style-name="P7">“Допустить к защите”<text:line-break/>заведующий кафедрой,</text:p>
      <text:p text:style-name="P7">д.ф.-м.н., профессор<text:tab/><text:tab/> <text:s text:c="8"/><text:tab/>………………<text:tab/>Н. К. Косовский</text:p>
      <text:p text:style-name="P10"><text:span text:style-name="T3"><text:tab/><text:tab/><text:tab/><text:tab/><text:tab/><text:tab/>/ </text:span><text:span text:style-name="T1">подпись </text:span><text:span text:style-name="T3">/</text:span></text:p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>Санкт-Петербург</text:p>
      <text:p text:style-name="Центрированный_20_текст">2007</text:p>
      <text:p text:style-name="P11"/>
      <text:table-of-content text:style-name="Sect1" text:protected="true" text:name="Table of Contents1">
        <text:table-of-content-source text:outline-level="3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12">1.Введение<text:tab/>3</text:p>
          <text:p text:style-name="P12">1.Введение<text:tab/>3</text:p>
          <text:p text:style-name="P12">2.Постановка задачи<text:tab/>4</text:p>
          <text:p text:style-name="P12">2.Постановка задачи<text:tab/>4</text:p>
          <text:p text:style-name="P12">3.Обзор литературы<text:tab/>5</text:p>
          <text:p text:style-name="P12">3.Обзор литературы<text:tab/>5</text:p>
          <text:p text:style-name="P13">3.1.Методы разработки семейств программных продуктов<text:tab/>5</text:p>
          <text:p text:style-name="P13">3.1.Методы разработки семейств программных продуктов<text:tab/>5</text:p>
          <text:p text:style-name="P13">3.2.Языки разметки документации программных продуктов<text:tab/>5</text:p>
          <text:p text:style-name="P13">3.2.Языки разметки документации программных продуктов<text:tab/>5</text:p>
          <text:p text:style-name="P13">3.3.Визуальное моделирование в разработке семейств программных продуктов<text:tab/>5</text:p>
          <text:p text:style-name="P13">3.3.Визуальное моделирование в разработке семейств программных продуктов<text:tab/>5</text:p>
          <text:p text:style-name="P12">4.Реализация<text:tab/>5</text:p>
          <text:p text:style-name="P12">4.Реализация<text:tab/>5</text:p>
          <text:p text:style-name="P12">5.Заключение<text:tab/>6</text:p>
          <text:p text:style-name="P12">5.Заключение<text:tab/>6</text:p>
          <text:p text:style-name="P12">6.Литература<text:tab/>6</text:p>
          <text:p text:style-name="P12">6.Литература<text:tab/>6</text:p>
        </text:index-body>
      </text:table-of-content>
      <text:p text:style-name="Центрированный_20_текст"/>
      <text:section text:style-name="Sect2" text:name="Section2">
        <text:list text:style-name="L1">
          <text:list-item>
            <text:p text:style-name="P14">Введение</text:p>
          </text:list-item>
        </text:list>
        <text:p text:style-name="Text_20_body">Разработка семейств программных продуктов – популярный и потенциально чрезвычайно эффективный метод разработки ПО, позволяющий повторно использовать активы и артефакты разработки, такие как модели, программные компоненты, требования.</text:p>
        <text:p text:style-name="Text_20_body">В современной практике разработка технической документации часто остаётся за рамками этого подхода, даже не смотря на то, что она обычно имеет структурные элементы, соответствующие программным компонентам, комбинируемым при построении продуктов в семействах, и не смотря на трудоёмкость написания и поддержания её актуальности.</text:p>
        <text:p text:style-name="Text_20_body">Известно несколько популярных подходов к разработке технической документации. Например, подход единого исходного представления (Single Sourcing) обеспечивает разделение содержания и форматирования. <text:bookmark-ref text:reference-format="text" text:ref-name="[singsos]">[singsos]</text:bookmark-ref> Он позволяет получить возможность на основе единого исходного представления получить комплект документов, таких как руководство пользователя, справочная система и т.п. Другой распространённый подход – DITA (Darwin Information Typing Architecture), предложенный компанией IBM.[ссылка!] В рамках этого подхода предлагается строить документацию как набор топиков, каждый из которых может быть использован в любом контексте в произвольном документе.</text:p>
        <text:p text:style-name="Text_20_body">Эти подходы не учитывают особенностей разработки документации в рамках семейств программных продуктов, средства переиспользования в них предоставляют недостаточно гибкости. Фактически единственным способом реализации вариативности в них является условное включение блока текста, а более тонкая адаптация фрагмента к контексту невозможна.</text:p>
        <text:p text:style-name="Text_20_body">В работе <text:bookmark-ref text:reference-format="text" text:ref-name="[rom06]">[rom06]</text:bookmark-ref> представлен метод разработки документации семейств программных продуктов. Он включает модельно-ориентированный процесс разработки, согласованный с процессом разработки семейств программных продуктов, язык разметки документации DRL (Documentation Reuse Language), и визуальную модель документации, предназначенную для проектирования пакетов документов и структуры повторного использования. Визуальная модель основана на нотации диаграмм возможностей, применяемой при разработке семейств программных продуктов. <text:bookmark-ref text:reference-format="text" text:ref-name="[czar00]">[czar00]</text:bookmark-ref></text:p>
        <text:p text:style-name="P15">Данная работа описывает эксперимент по созданию редактора документации, реализующего подход, описанный в <text:bookmark-ref text:reference-format="text" text:ref-name="[rom06]">[rom06]</text:bookmark-ref>. Методика предполагает, что пользователь может редактировать и текст DRL в файлах с исходным кодом документации, так и визуальную модель – для каждого из этих представлений есть круг задач, которые более удобно выполнять именно в этом конкретном представлении. В этой работе описывается редактор визуальной модели – редактор и валидатор текста на DRL стал предметом отдельного исследования.</text:p>
        <text:p text:style-name="Text_20_body">Ситуация создания специального языка для решения конкретной задачи, синтаксиса визуальной модели и инфраструктуры программных средств для их поддержки обобщается в рамках подхода предметно-ориентированного моделирования (Domain Specific Modeling, DSM). Опыт показывает, что применение традиционных технологий моделирования общего применения наподобие UML в каждом конкретном случае не всегда оправдано, так как далеко не всегда способствует <text:s/>повышению производительности. Этому может быть несколько причин: разработку моделей в конечном итоге приходится происходит в тех же терминах, что и разработку программ; сложный синтаксис моделей и их плохая адаптированность для конкретной задачи; сложности поддержания синхронности диаграмм и сгенерированного программного кода. <text:bookmark-ref text:reference-format="text" text:ref-name="[clemnpap06]">[clemnpap06]</text:bookmark-ref> [ещё ссылки]</text:p>
        <text:p text:style-name="Text_20_body">В случае применения DSM, концепции и правила визуального представления непосредственно соответствуют предметной области, что позволяет повысить уровень абстракции, а значит, наглядность и удобство использования, а так же упростить проблемы, связанные с генерацией и поддержки синхронности кода.</text:p>
        <text:p text:style-name="P16"><office:annotation><dc:creator>A</dc:creator><dc:date>2007-02-25T00:00:00</dc:date><text:p>этот абзац лучше вписать где-то в другом месте</text:p></office:annotation></text:p>
        <text:p text:style-name="P17">В данный момент этот подход становится востребован индустрией, поскольку на рынке появляются DSM-платформы, которые позволяют компаниям-разработчикам создавать в рамках приемлемых ресурсов свои собственные DSM-решения, максимально учитывающие специфику их бизнеса и удовлетворяющие их собственным потребностям. <text:bookmark-ref text:reference-format="text" text:ref-name="[dsmtool]">[dsmtool]</text:bookmark-ref> Примеры таких решений – технология Eclipse Graphical Modeling <text:span text:style-name="T4">Framework, инструменты Microsoft DSL Tools, развиваемые в рамках инициативы Microsoft Software Factory </text:span><text:span text:style-name="T4"><text:bookmark-ref text:reference-format="text" text:ref-name="[softfact]">[softfact]</text:bookmark-ref></text:span><text:span text:style-name="T4">, среда разработки MetaEdit+</text:span><text:span text:style-name="T4"><text:bookmark-ref text:reference-format="text" text:ref-name="[metaedit+]">[metaedit+]</text:bookmark-ref></text:span><text:span text:style-name="T4"> компании MetaCase</text:span><text:span text:style-name="T4"><text:bookmark-ref text:reference-format="text" text:ref-name="[metacase]">[metacase]</text:bookmark-ref></text:span><text:span text:style-name="T4">.</text:span></text:p>
        <text:p text:style-name="P15">Eclipse – всё более популярная, динамично развивающаяся и имеющая потенциал вскоре де-факто стать промышленным стандартом платформа для создания инструментов разработки ПО, благодаря с одной стороны бесплатности, открытости, модульной структуре, очень удобной для расширения, и с другой стороны – развитому сообществу пользователей и разработчиков и поддержке со стороны таких компаний как IBM, Borland, HP и BEA. <text:bookmark-ref text:reference-format="text" text:ref-name="[eclipse]">[eclipse]</text:bookmark-ref> C 2004 года ежегодно проводится конференция EclipseCon.<text:bookmark-ref text:reference-format="text" text:ref-name="[eclipsecon]">[eclipsecon]</text:bookmark-ref></text:p>
        <text:p text:style-name="P15">Технология Eclipse Graphical Modeling Framework образует «связь» между технологиями Eclipse Modeling Framework (EMF) и Eclipse Graphical Editing Framework (GEF). Первая из них служит для создания приложений, использующих структурированные модели бизнес-объектов с поддержкой редактирования, кроме прочего она предоставляет визуальный редактор модели и генераторы исходного кода на Java. GEF позволяет на базе какой-либо модели сгенерировать код визуального редактора, при этом архитектура будет соответствовать шаблону MVC. Модель может использоваться любая, но особенно эффективно использование EMF и GEF в паре – по этой причине и была создана GMF. </text:p>
        <text:p text:style-name="P15">В рамках этой работы с помощью технологии поддержки предметно-ориентированного моделирования Eclipse GMF был реализован визуальный редактор языка DRL, поддерживающий как получение документации по визуальным моделям, так и синтезирование моделей посредством анализа существующей документации.</text:p>
        <text:list text:style-name="L1" text:continue-numbering="true">
          <text:list-item>
            <text:p text:style-name="P18">Постановка задачи</text:p>
          </text:list-item>
        </text:list>
        <text:p text:style-name="Text_20_body">Задачу можно разбить на следующие части:</text:p>
        <text:list text:style-name="L2">
          <text:list-item>
            <text:p text:style-name="P19">создание метамодели DRL<text:line-break/>Метамодель создаётся в специальном редакторе EMF.</text:p>
          </text:list-item>
          <text:list-item>
            <text:p text:style-name="P20">генерация кода объектов модели и каркаса визуального редактора<text:line-break/>После соответствующей настройки генератор из EMF по метамодели генерирует иерархию бизнес-объектов. Затем специфицируются вид и поведение графической модели и с помощью GEF генерируется код графического редактора.</text:p>
          </text:list-item>
          <text:list-item>
            <text:p text:style-name="P20">доработка редактора с учётом специфики задачи<text:line-break/>Сгенерированное приложение содержит множество «заглушек», а также нуждается в «тонкой настройке». Кроме того, необходимо доделать недостающую функциональность – например, интегрировать с текстовым редактором.</text:p>
          </text:list-item>
        </text:list>
        <text:p text:style-name="Text_20_body">Схема работы пользователя с полученным программным продуктом должна выглядеть следующим образом:</text:p>
        <text:list text:style-name="L3">
          <text:list-item>
            <text:p text:style-name="P21">спецификация каркаса документации с помощью диаграммы в визуальном редакторе</text:p>
          </text:list-item>
          <text:list-item>
            <text:p text:style-name="P21">создание конфигурации для одного или нескольких конечных продуктов – для этого пользователь должен в специальном редакторе сделать выбор в точках вариативности</text:p>
          </text:list-item>
          <text:list-item>
            <text:p text:style-name="P21">наполнение каркаса текстом одновременно с его доработкой</text:p>
          </text:list-item>
          <text:list-item>
            <text:p text:style-name="P21">генерация экземпляров документации</text:p>
          </text:list-item>
        </text:list>
        <text:p text:style-name="Text_20_body">Поскольку не всё может быть удобно сделано в рамках редактирования <text:s/>диаграммы (например, собственно наполнение структуры документации содержимым), должна быть реализована возможность перегенерации модели после ручной правки файлов с данными о документации. В то же время, в исходную модель также могут вноситься изменения и дополнения, что потребует новых сеансов перегенерации.</text:p>
        <text:list text:style-name="L1" text:continue-numbering="true">
          <text:list-item>
            <text:p text:style-name="P22">Обзор литературы</text:p>
            <text:list>
              <text:list-item>
                <text:p text:style-name="P23">Методы разработки семейств программных продуктов</text:p>
              </text:list-item>
            </text:list>
          </text:list-item>
        </text:list>
        <text:list text:style-name="L4">
          <text:list-item>
            <text:p text:style-name="P24">FODA [ссылка!]</text:p>
          </text:list-item>
          <text:list-item>
            <text:p text:style-name="P24">sei's PL <text:bookmark-ref text:reference-format="text" text:ref-name="[clemnplp06]">[clemnplp06]</text:bookmark-ref></text:p>
          </text:list-item>
          <text:list-item>
            <text:p text:style-name="P24">software factories <text:bookmark-ref text:reference-format="text" text:ref-name="[clemnpap06]">[clemnpap06]</text:bookmark-ref></text:p>
          </text:list-item>
          <text:list-item>
            <text:p text:style-name="P24"><text:bookmark-ref text:reference-format="text" text:ref-name="[clemnplp06]">[clemnplp06]</text:bookmark-ref></text:p>
          </text:list-item>
        </text:list>
        <text:list text:style-name="L1" text:continue-numbering="true">
          <text:list-item>
            <text:list text:continue-numbering="true">
              <text:list-item>
                <text:p text:style-name="P25">Языки разметки документации программных продуктов</text:p>
              </text:list-item>
            </text:list>
          </text:list-item>
        </text:list>
        <text:list text:style-name="L5">
          <text:list-item>
            <text:p text:style-name="P26">DocBook [ссылка!]</text:p>
          </text:list-item>
          <text:list-item>
            <text:p text:style-name="P26">DRL <text:bookmark-ref text:reference-format="text" text:ref-name="[rom06]">[rom06]</text:bookmark-ref></text:p>
          </text:list-item>
        </text:list>
        <text:list text:style-name="L1" text:continue-numbering="true">
          <text:list-item>
            <text:list text:continue-numbering="true">
              <text:list-item>
                <text:p text:style-name="P25">Визуальное моделирование в разработке семейств программных продуктов</text:p>
              </text:list-item>
            </text:list>
          </text:list-item>
        </text:list>
        <text:list text:style-name="L6">
          <text:list-item>
            <text:p text:style-name="P27">uml [???]</text:p>
          </text:list-item>
          <text:list-item>
            <text:p text:style-name="P27">feature models <text:bookmark-ref text:reference-format="text" text:ref-name="[czar00]">[czar00]</text:bookmark-ref></text:p>
          </text:list-item>
          <text:list-item>
            <text:p text:style-name="P27">Currently existing tools for variability management (Eclipse plugins)</text:p>
          </text:list-item>
          <text:list-item>
            <text:p text:style-name="P27">round-trip <text:bookmark-ref text:reference-format="text" text:ref-name="[rntriptaming]">[rntriptaming]</text:bookmark-ref></text:p>
          </text:list-item>
        </text:list>
        <text:list text:style-name="L1" text:continue-numbering="true">
          <text:list-item>
            <text:p text:style-name="P28">Реализация</text:p>
          </text:list-item>
        </text:list>
        <text:p text:style-name="Text_20_body">&lt;...&gt;</text:p>
        <text:list text:style-name="L1" text:continue-numbering="true">
          <text:list-item>
            <text:p text:style-name="P28">Заключение</text:p>
          </text:list-item>
        </text:list>
        <text:p text:style-name="Text_20_body">Метод разработка семейств программных продуктов набирает популярность. Управление документацией с использованием этой методики полезно и осуществимо. Перспективная платформа и актуальная тема способствуют востребованности. Перспективы – развитие формата, улучшение раундтрипа (?) etc.</text:p>
        <text:list text:style-name="L1" text:continue-numbering="true">
          <text:list-item>
            <text:p text:style-name="P29">Литература</text:p>
          </text:list-item>
        </text:list>
        <text:p text:style-name="P30"><text:hidden-paragraph text:condition="ooow:TRUE" text:is-hidden="true"/>Как это использовать: при добавлении источника сразу после номера в списке пишется обозначение и на него ставится закладка (напр. [rom06]). При финальном редактировании названия закладок заменяются на соответствующие номера в списке, для всех элементов списка литературы нажимаем «Numbering Off», делаем тег. Откатываемся, правим дальше.</text:p>
        <text:p text:style-name="P30"><text:hidden-paragraph text:condition="ooow:TRUE" text:is-hidden="true"/>TODO: исправить [rom06] на rom06, чтобы можно было в скобках перечислять несколько источников.</text:p>
        <text:p text:style-name="P30"><text:hidden-paragraph text:condition="ooow:TRUE" text:is-hidden="true"/>Были другие варианты:</text:p>
        <text:list text:style-name="L7">
          <text:list-item>
            <text:p text:style-name="P31"><text:hidden-paragraph text:condition="ooow:TRUE" text:is-hidden="true"/>попытка ставить cross-reference прямо на элемент списка, как в MS Word (?), не имела успеха – нет такой возможности</text:p>
          </text:list-item>
          <text:list-item>
            <text:p text:style-name="P31"><text:hidden-paragraph text:condition="ooow:TRUE" text:is-hidden="true"/>попытка использовать встроенные удобные средства для bibliography тоже не случилась, потому что они не рассчитаны на работу с русским языком</text:p>
          </text:list-item>
          <text:list-item>
            <text:p text:style-name="P31"><text:hidden-paragraph text:condition="ooow:TRUE" text:is-hidden="true"/>в любом случае, надо иметь в виду возможную миграцию на разработку в MS Word в будущем</text:p>
          </text:list-item>
        </text:list>
        <text:list text:style-name="bibliography">
          <text:list-item>
            <text:p text:style-name="P32"><text:bookmark-start text:name="[rom06]"/>[rom06]<text:bookmark-end text:name="[rom06]"/> Романовский К.Ю. Метод разработки документации семейств программных продуктов. // &lt;место издания&gt;</text:p>
          </text:list-item>
          <text:list-item>
            <text:p text:style-name="P33"><text:bookmark-start text:name="[dsmtool]"/>[dsmtool]<text:bookmark-end text:name="[dsmtool]"/> <text:span text:style-name="T5">Павлинов А., Кознов Д., Перегудов, Бугайченко Д., Казакова А., Чернятчик Р., Фисенко Т., Иванов А. </text:span><text:span text:style-name="T6">Комплекс средств для реализации предметно-ориентированных визуальных языков. </text:span></text:p>
          </text:list-item>
          <text:list-item>
            <text:p text:style-name="bibliography_20_listing"><text:bookmark-start text:name="[clemnplp06]"/>[clemnplp06]<text:bookmark-end text:name="[clemnplp06]"/> Clements, P., Northrop, L. A Framework for Software Product Line Practice. - Pittsburgh, PA: Software Engineering Institute, Carnegie Mellon University. http://www.sei.cmu.edu/plp/framework.html, 2006.</text:p>
          </text:list-item>
          <text:list-item>
            <text:p text:style-name="bibliography_20_listing"><text:bookmark-start text:name="[clemnpap06]"/>[clemnpap06]<text:bookmark-end text:name="[clemnpap06]"/> Clements, P., Northrop, L. Software Product Lines: Practices and Patterns. - Boston, MA: Addison-Wesley, 2002. - 608 p.</text:p>
          </text:list-item>
          <text:list-item>
            <text:p text:style-name="bibliography_20_listing"><text:bookmark-start text:name="[czar00]"/>[czar00]<text:bookmark-end text:name="[czar00]"/> Czarnecki K., Eisenecker U., Generative Programming: Methods, Tools and Applications. - Reading, Mass.: Addison Wesley Longman, 2000. - 864 p.</text:p>
          </text:list-item>
          <text:list-item>
            <text:p text:style-name="bibliography_20_listing"><text:bookmark-start text:name="[eclipse]"/>[eclipse]<text:bookmark-end text:name="[eclipse]"/> Eclipse project official site. // http://www.eclipse.org</text:p>
          </text:list-item>
          <text:list-item>
            <text:p text:style-name="bibliography_20_listing"><text:bookmark-start text:name="[eclipsegmf]"/>[eclipsegmf]<text:bookmark-end text:name="[eclipsegmf]"/> Eclipse GMF project official site // http://www.eclipse.org/gmf/</text:p>
          </text:list-item>
          <text:list-item>
            <text:p text:style-name="bibliography_20_listing"><text:bookmark-start text:name="[eclipsecon]"/>[eclipsecon]<text:bookmark-end text:name="[eclipsecon]"/> EclipseCon official site. // http://www.eclipsecon.org/</text:p>
          </text:list-item>
          <text:list-item>
            <text:p text:style-name="P34"><text:bookmark-start text:name="[msdsl]"/>[msdsl]<text:bookmark-end text:name="[msdsl]"/> Microsoft DSL Tools project official site // <text:span text:style-name="T5">http://msdn.microsoft.com/vstudio/DSLTools/.</text:span></text:p>
          </text:list-item>
          <text:list-item>
            <text:p text:style-name="P34"><text:bookmark-start text:name="[metacase]"/><text:span text:style-name="T7">[metacase]</text:span><text:bookmark-end text:name="[metacase]"/><text:span text:style-name="T7"> Metacase company official site. //</text:span><text:span text:style-name="T5">http://www.metacase.com/</text:span></text:p>
          </text:list-item>
          <text:list-item>
            <text:p text:style-name="bibliography_20_listing"><text:bookmark-start text:name="[clemworkrep98]"/>[clemworkrep98]<text:bookmark-end text:name="[clemworkrep98]"/> John Bergey, Paul Clements, Sholom Cohen, Pat Donohoe, Larry Jones, Bob Krut, Linda Northrop, Scott Tilley, Dennis Smith, Jim Withey: <text:span text:style-name="T8">Product Line Practice Workshop Report</text:span><text:span text:style-name="T9">, </text:span>May <text:span text:style-name="T10">1</text:span>998, TECHNICAL REPORT CMU/SEI-98-TR-007 ESC-TR-98-007.</text:p>
          </text:list-item>
          <text:list-item>
            <text:p text:style-name="bibliography_20_listing"><text:bookmark-start text:name="[singsos]"/>[singsos]<text:bookmark-end text:name="[singsos]"/> Clark D. Rhetoric of Present Single-Sourcing Methodologies. // SIGDOC'02, October 20-23, 2002, Toronto, Ontario, Canada. - 2002.- P. 20-25</text:p>
          </text:list-item>
          <text:list-item>
            <text:p text:style-name="bibliography_20_listing"><text:bookmark-start text:name="[devdotstar]"/>[devdotstar]<text:bookmark-end text:name="[devdotstar]"/> Steven Kelly 2005</text:p>
          </text:list-item>
          <text:list-item>
            <text:p text:style-name="P34"><text:bookmark-start text:name="[softfact]"/>[softfact]<text:bookmark-end text:name="[softfact]"/> <text:span text:style-name="T5">Jack Greenfield, Keith Short et al. Software Factories: Assembling Applications with Patterns, Models, Frameworks, and Tools. John Wiley &amp; Sons, 2004, 666 p.</text:span></text:p>
          </text:list-item>
          <text:list-item>
            <text:p text:style-name="P34"><text:bookmark-start text:name="[metaedit+]"/><text:span text:style-name="T11">[metaedit+]</text:span><text:bookmark-end text:name="[metaedit+]"/><text:span text:style-name="T11"> </text:span><text:span text:style-name="T12">Kelly, S., Lyytinen, K., and Rossi, M., MetaEdit+: A Fully Configurable Multi-User and Multi-Tool CASE Environment. Proceedings of CAiSE'96, 8th Intl. Conference on Advanced Information Systems/</text:span></text:p>
          </text:list-item>
          <text:list-item>
            <text:p text:style-name="P34"><text:bookmark-start text:name="[rntriptaming]"/><text:span text:style-name="T7">[rntriptaming]</text:span><text:bookmark-end text:name="[rntriptaming]"/><text:span text:style-name="T12">Sendal S., Küster J. Taming Model Round-Trip Engineering.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 2" svg:font-family="'Wingdings 2'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TimesNewRoman+1" svg:font-family="TimesNewRoman+1"/>
    <style:font-face style:name="TimesNewRoman,Bold+1" svg:font-family="'TimesNewRoman,Bold+1'"/>
    <style:font-face style:name="TimesNewRoman" svg:font-family="TimesNewRoman" style:font-family-generic="roman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Heading_20_1" style:display-name="Heading 1" style:family="paragraph" style:parent-style-name="Standard" style:next-style-name="Text" style:list-style-name="Numbering_20_1" style:class="text" style:master-page-name="">
      <style:paragraph-properties fo:margin-left="0cm" fo:margin-right="0cm" fo:margin-top="0.423cm" fo:margin-bottom="0.106cm" fo:text-align="start" style:justify-single-word="false" fo:text-indent="0cm" style:auto-text-indent="false" fo:background-color="transparent" fo:keep-with-next="always">
        <style:tab-stops/>
        <style:background-image/>
      </style:paragraph-properties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" style:next-style-name="Text_20_body" style:list-style-name="Numbering_20_3" style:class="text" style:master-page-name="">
      <style:paragraph-properties fo:margin-left="0cm" fo:margin-right="0cm" fo:text-indent="0cm" style:auto-text-indent="false" fo:background-color="transparent" style:shadow="none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.54cm" fo:margin-right="0cm" fo:text-indent="-0.635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3.175cm" fo:margin-right="0cm" fo:text-indent="-0.635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3.81cm" fo:margin-right="0cm" fo:text-indent="-0.635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paragraph-properties fo:margin-left="4.44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paragraph-properties fo:margin-left="5.08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paragraph-properties fo:margin-left="5.71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paragraph-properties fo:margin-left="6.3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font-weight="bold" style:font-size-asian="1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style:font-size-asian="14pt"/>
    </style:style>
    <style:style style:name="Центрированный_20_текст" style:display-name="Центрированный текст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bibliography_20_listing" style:display-name="bibliography listing" style:family="paragraph" style:parent-style-name="List_20_1" style:list-style-name="bibliography">
      <style:paragraph-properties>
        <style:tab-stops/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2z0" style:family="text">
      <style:text-properties style:font-name="StarSymbol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3z0" style:family="text">
      <style:text-properties style:font-name="StarSymbol" fo:font-size="9pt" style:font-size-asian="9pt" style:font-name-complex="StarSymbol" style:font-size-complex="9pt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1">
        <style:list-level-properties text:space-before="1.27cm" text:min-label-width="0.635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display-levels="2">
        <style:list-level-properties text:space-before="0.998cm" text:min-label-width="1cm"/>
      </text:list-level-style-number>
      <text:list-level-style-number text:level="4" text:style-name="Numbering_20_Symbols" style:num-format="1" text:display-levels="2">
        <style:list-level-properties text:space-before="1.998cm" text:min-label-width="1.251cm"/>
      </text:list-level-style-number>
      <text:list-level-style-number text:level="5" text:style-name="Numbering_20_Symbols" style:num-format="1" text:display-levels="2">
        <style:list-level-properties text:space-before="3.249cm" text:min-label-width="1.499cm"/>
      </text:list-level-style-number>
      <text:list-level-style-number text:level="6" text:style-name="Numbering_20_Symbols" style:num-format="1" text:display-levels="2">
        <style:list-level-properties text:space-before="4.748cm" text:min-label-width="1.801cm"/>
      </text:list-level-style-number>
      <text:list-level-style-number text:level="7" text:style-name="Numbering_20_Symbols" style:num-format="1" text:display-levels="2">
        <style:list-level-properties text:space-before="6.549cm" text:min-label-width="2.3cm"/>
      </text:list-level-style-number>
      <text:list-level-style-number text:level="8" text:style-name="Numbering_20_Symbols" style:num-format="1" text:display-levels="2">
        <style:list-level-properties text:space-before="8.849cm" text:min-label-width="2.6cm"/>
      </text:list-level-style-number>
      <text:list-level-style-number text:level="9" text:style-name="Numbering_20_Symbols" style:num-format="1" text:display-levels="2">
        <style:list-level-properties text:space-before="11.449cm" text:min-label-width="2.801cm"/>
      </text:list-level-style-number>
      <text:list-level-style-number text:level="10" text:style-name="Numbering_20_Symbols" style:num-format="1" text:display-levels="2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8Num2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0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z0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8Num2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0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z0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8Num2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0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8Num3z1" style:num-suffix="." text:bullet-char="">
        <style:list-level-properties text:space-before="1.905cm" text:min-label-width="0.635cm"/>
        <style:text-properties style:font-name="Wingdings 2"/>
      </text:list-level-style-bullet>
      <text:list-level-style-bullet text:level="3" text:style-name="WW8Num3z0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4" text:style-name="WW8Num3z0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5" text:style-name="WW8Num3z1" style:num-suffix="." text:bullet-char="">
        <style:list-level-properties text:space-before="5.715cm" text:min-label-width="0.635cm"/>
        <style:text-properties style:font-name="Wingdings 2"/>
      </text:list-level-style-bullet>
      <text:list-level-style-bullet text:level="6" text:style-name="WW8Num3z0" style:num-suffix="." text:bullet-char="■">
        <style:list-level-properties text:space-before="6.985cm" text:min-label-width="0.635cm"/>
        <style:text-properties style:font-name="StarSymbol"/>
      </text:list-level-style-bullet>
      <text:list-level-style-bullet text:level="7" text:style-name="WW8Num3z0" style:num-suffix="." text:bullet-char="●">
        <style:list-level-properties text:space-before="8.255cm" text:min-label-width="0.635cm"/>
        <style:text-properties style:font-name="StarSymbol"/>
      </text:list-level-style-bullet>
      <text:list-level-style-bullet text:level="8" text:style-name="WW8Num3z1" style:num-suffix="." text:bullet-char="">
        <style:list-level-properties text:space-before="9.525cm" text:min-label-width="0.635cm"/>
        <style:text-properties style:font-name="Wingdings 2"/>
      </text:list-level-style-bullet>
      <text:list-level-style-bullet text:level="9" text:style-name="WW8Num3z0" style:num-suffix="." text:bullet-char="■">
        <style:list-level-properties text:space-before="10.79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bibliography">
      <text:list-level-style-number text:level="1" style:num-prefix="[" style:num-suffix="]" style:num-format="1">
        <style:list-level-properties text:space-before="0.635cm" text:min-label-width="0.635cm"/>
      </text:list-level-style-number>
      <text:list-level-style-number text:level="2" style:num-prefix="[" style:num-suffix="]" style:num-format="1">
        <style:list-level-properties text:space-before="1.27cm" text:min-label-width="0.635cm"/>
      </text:list-level-style-number>
      <text:list-level-style-number text:level="3" style:num-prefix="[" style:num-suffix="]" style:num-format="1">
        <style:list-level-properties text:space-before="1.905cm" text:min-label-width="0.635cm"/>
      </text:list-level-style-number>
      <text:list-level-style-number text:level="4" style:num-prefix="[" style:num-suffix="]" style:num-format="1">
        <style:list-level-properties text:space-before="2.54cm" text:min-label-width="0.635cm"/>
      </text:list-level-style-number>
      <text:list-level-style-number text:level="5" style:num-prefix="[" style:num-suffix="]" style:num-format="1">
        <style:list-level-properties text:space-before="3.175cm" text:min-label-width="0.635cm"/>
      </text:list-level-style-number>
      <text:list-level-style-number text:level="6" style:num-prefix="[" style:num-suffix="]" style:num-format="1">
        <style:list-level-properties text:space-before="3.81cm" text:min-label-width="0.635cm"/>
      </text:list-level-style-number>
      <text:list-level-style-number text:level="7" style:num-prefix="[" style:num-suffix="]" style:num-format="1">
        <style:list-level-properties text:space-before="4.445cm" text:min-label-width="0.635cm"/>
      </text:list-level-style-number>
      <text:list-level-style-number text:level="8" style:num-prefix="[" style:num-suffix="]" style:num-format="1">
        <style:list-level-properties text:space-before="5.08cm" text:min-label-width="0.635cm"/>
      </text:list-level-style-number>
      <text:list-level-style-number text:level="9" style:num-prefix="[" style:num-suffix="]" style:num-format="1">
        <style:list-level-properties text:space-before="5.715cm" text:min-label-width="0.635cm"/>
      </text:list-level-style-number>
      <text:list-level-style-number text:level="10" style:num-prefix="[" style:num-suffix="]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ru" fo:country="RU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7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Санкт-Петербургский Государственный Университет</dc:title>
    <meta:initial-creator>Andrey A.Terekhov</meta:initial-creator>
    <meta:creation-date>2003-06-24T15:31:00</meta:creation-date>
    <dc:creator>Alexey Semenov</dc:creator>
    <dc:date>2007-02-26T02:19:26</dc:date>
    <meta:print-date>2113-01-01T00:00:00</meta:print-date>
    <dc:language>ru-RU</dc:language>
    <meta:editing-cycles>95</meta:editing-cycles>
    <meta:editing-duration>P1DT8H3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95" meta:word-count="1330" meta:character-count="10879"/>
  </office:meta>
</office:document-meta>
</file>